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49e07" officeooo:paragraph-rsid="00149e07" style:font-size-asian="15.75pt" style:font-size-complex="18pt"/>
    </style:style>
    <style:style style:name="P2" style:family="paragraph" style:parent-style-name="Standard">
      <style:text-properties fo:font-size="18pt" officeooo:rsid="00149e07" officeooo:paragraph-rsid="00149e07" style:font-size-asian="15.75pt" style:font-size-complex="18pt"/>
    </style:style>
    <style:style style:name="T1" style:family="text">
      <style:text-properties officeooo:rsid="0017d2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INO ACIDS AND THEIR VANDERWAAL RADII:</text:p>
      <text:p text:style-name="P1"/>
      <text:p text:style-name="P1">AMINO ACID <text:s text:c="39"/>RADII <text:s text:c="10"/><text:span text:style-name="T1">NET RADII</text:span></text:p>
      <text:p text:style-name="P1"><text:tab/><text:tab/><text:tab/><text:tab/><text:tab/><text:tab/><text:tab/><text:tab/><text:tab/><text:tab/><text:tab/><text:span text:style-name="T1">(2*RADII + <text:tab/><text:tab/><text:tab/><text:tab/><text:tab/><text:tab/><text:tab/><text:tab/><text:tab/><text:tab/><text:tab/><text:tab/>2.5)</text:span></text:p>
      <text:p text:style-name="P1"><text:tab/><text:tab/><text:tab/><text:tab/><text:tab/><text:tab/><text:tab/><text:tab/><text:tab/><text:tab/><text:tab/></text:p>
      <text:p text:style-name="P1">1.ALANINE<text:tab/><text:tab/><text:tab/><text:tab/><text:tab/><text:tab/>2.54<text:tab/><text:tab/><text:tab/><text:span text:style-name="T1">7.58</text:span></text:p>
      <text:p text:style-name="P1">2.ARGININE<text:tab/><text:tab/><text:tab/><text:tab/><text:tab/><text:tab/>3.33<text:tab/><text:tab/><text:tab/><text:span text:style-name="T1">9.1</text:span></text:p>
      <text:p text:style-name="P1">3.ASPARGINE<text:tab/><text:tab/><text:tab/><text:tab/><text:tab/>2.88<text:tab/><text:tab/><text:tab/><text:span text:style-name="T1">8.26</text:span></text:p>
      <text:p text:style-name="P1">4.ASPARTIC ACID<text:tab/><text:tab/><text:tab/><text:tab/>2.83<text:tab/><text:tab/><text:tab/><text:span text:style-name="T1">8.16</text:span></text:p>
      <text:p text:style-name="P1">5.CYSTEINE<text:tab/><text:tab/><text:tab/><text:tab/><text:tab/><text:tab/>2.78<text:tab/><text:tab/><text:tab/><text:span text:style-name="T1">8.06</text:span></text:p>
      <text:p text:style-name="P1">6.GLUTAMINE<text:tab/><text:tab/><text:tab/><text:tab/><text:tab/>3.05<text:tab/><text:tab/><text:tab/><text:span text:style-name="T1">8.6</text:span></text:p>
      <text:p text:style-name="P1">7.GLUTAMIC ACID<text:tab/><text:tab/><text:tab/><text:tab/>3.00<text:tab/><text:tab/><text:tab/><text:span text:style-name="T1">8.5</text:span></text:p>
      <text:p text:style-name="P1">8.GLYCINE<text:tab/><text:tab/><text:tab/><text:tab/><text:tab/><text:tab/>2.28<text:tab/><text:tab/><text:tab/><text:span text:style-name="T1">7.06</text:span></text:p>
      <text:p text:style-name="P1">9.HISTIDINE<text:tab/><text:tab/><text:tab/><text:tab/><text:tab/><text:tab/>3.08<text:tab/><text:tab/><text:tab/><text:span text:style-name="T1">8.66</text:span></text:p>
      <text:p text:style-name="P1">10.ISOLEUCINE<text:tab/><text:tab/><text:tab/><text:tab/><text:tab/>3.14<text:tab/><text:tab/><text:tab/><text:span text:style-name="T1">8.78</text:span></text:p>
      <text:p text:style-name="P1">11.LEUCINE<text:tab/><text:tab/><text:tab/><text:tab/><text:tab/><text:tab/>3.14<text:tab/><text:tab/><text:tab/><text:span text:style-name="T1">8.78</text:span></text:p>
      <text:p text:style-name="P1">12.LYSINE<text:tab/><text:tab/><text:tab/><text:tab/><text:tab/><text:tab/>3.23<text:tab/><text:tab/><text:tab/><text:span text:style-name="T1">8.9</text:span></text:p>
      <text:p text:style-name="P1">13.METHIONINE<text:tab/><text:tab/><text:tab/><text:tab/><text:tab/>3.14<text:tab/><text:tab/><text:tab/><text:span text:style-name="T1">8.78</text:span></text:p>
      <text:p text:style-name="P1">14.PHENYLALANINE<text:tab/><text:tab/><text:tab/><text:tab/>3.23<text:tab/><text:tab/><text:tab/><text:span text:style-name="T1">8.9</text:span></text:p>
      <text:p text:style-name="P1">15.PROLYN<text:tab/><text:tab/><text:tab/><text:tab/><text:tab/><text:tab/>2.82<text:tab/><text:tab/><text:tab/><text:span text:style-name="T1">8.14</text:span></text:p>
      <text:p text:style-name="P1">16.SERINE<text:tab/><text:tab/><text:tab/><text:tab/><text:tab/><text:tab/>2.63<text:tab/><text:tab/><text:tab/><text:span text:style-name="T1">7.76</text:span></text:p>
      <text:p text:style-name="P1">17.THREONINE<text:tab/><text:tab/><text:tab/><text:tab/><text:tab/>2.85<text:tab/><text:tab/><text:tab/><text:span text:style-name="T1">8.1</text:span></text:p>
      <text:p text:style-name="P1">18.TRYPTOPHAN<text:tab/><text:tab/><text:tab/><text:tab/><text:tab/>3.44<text:tab/><text:tab/><text:tab/><text:span text:style-name="T1">9.38</text:span></text:p>
      <text:p text:style-name="P1">19.TYROSINE<text:tab/><text:tab/><text:tab/><text:tab/><text:tab/>3.27<text:tab/><text:tab/><text:tab/><text:span text:style-name="T1">8.9</text:span></text:p>
      <text:p text:style-name="P1">20.VALINE<text:tab/><text:tab/><text:tab/><text:tab/><text:tab/><text:tab/>2.97<text:tab/><text:tab/><text:tab/><text:span text:style-name="T1">8.45</text:span></text:p>
      <text:p text:style-name="P1"/>
      <text:p text:style-name="P1"/>
      <text:p text:style-name="P1">Source : http://www.proteinsandproteomics.org/content/free/tables_1/table08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00:48:52.033327695</meta:creation-date>
    <dc:date>2016-06-16T14:16:51.511661039</dc:date>
    <meta:editing-duration>PT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79" meta:character-count="787" meta:non-whitespace-character-count="522"/>
  </office:meta>
</office:document-meta>
</file>